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81.17mm" svg:y="13.82mm">
            <draw:object draw:notify-on-update-of-ranges="Sheet1.B14:Sheet1.B14 Sheet1.C14:Sheet1.C14 Sheet1.D14:Sheet1.D14 Sheet1.E14:Sheet1.E14  Sheet1.B15:Sheet1.B15 Sheet1.C15:Sheet1.C15 Sheet1.D15:Sheet1.D15 Sheet1.E15:Sheet1.E15 Sheet1.B14:Sheet1.B14 Sheet1.C14:Sheet1.C14 Sheet1.D14:Sheet1.D14 Sheet1.E14:Sheet1.E14  Sheet1.B16:Sheet1.B16 Sheet1.C16:Sheet1.C16 Sheet1.D16:Sheet1.D16 Sheet1.E16:Sheet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326.55mm" svg:y="112.09mm">
            <draw:object draw:notify-on-update-of-ranges=" Sheet1.B38:Sheet1.B38 Sheet1.C38:Sheet1.C38 Sheet1.D38:Sheet1.D38 Sheet1.E38:Sheet1.E38 Sheet1.F38:Sheet1.F38 Sheet1.G38:Sheet1.G38 Sheet1.H38:Sheet1.H38 Sheet1.I38:Sheet1.I38 Sheet1.J38:Sheet1.J38 Sheet1.K38:Sheet1.K38 Sheet1.L38:Sheet1.L38 Sheet1.M38:Sheet1.M38 Sheet1.B37:Sheet1.B37 Sheet1.C37:Sheet1.C37 Sheet1.D37:Sheet1.D37 Sheet1.E37:Sheet1.E37 Sheet1.F37:Sheet1.F37 Sheet1.G37:Sheet1.G37 Sheet1.H37:Sheet1.H37 Sheet1.I37:Sheet1.I37 Sheet1.J37:Sheet1.J37 Sheet1.K37:Sheet1.K37 Sheet1.L37:Sheet1.L37 Sheet1.M37:Sheet1.M37  Sheet1.B39:Sheet1.B39 Sheet1.C39:Sheet1.C39 Sheet1.D39:Sheet1.D39 Sheet1.E39:Sheet1.E39 Sheet1.F39:Sheet1.F39 Sheet1.G39:Sheet1.G39 Sheet1.H39:Sheet1.H39 Sheet1.I39:Sheet1.I39 Sheet1.J39:Sheet1.J39 Sheet1.K39:Sheet1.K39 Sheet1.L39:Sheet1.L39 Sheet1.M39:Sheet1.M39 Sheet1.B37:Sheet1.B37 Sheet1.C37:Sheet1.C37 Sheet1.D37:Sheet1.D37 Sheet1.E37:Sheet1.E37 Sheet1.F37:Sheet1.F37 Sheet1.G37:Sheet1.G37 Sheet1.H37:Sheet1.H37 Sheet1.I37:Sheet1.I37 Sheet1.J37:Sheet1.J37 Sheet1.K37:Sheet1.K37 Sheet1.L37:Sheet1.L37 Sheet1.M3:Sheet1.M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style-name="ce4" office:value-type="string" calcext:value-type="string" table:number-columns-spanned="6" table:number-rows-spanned="1">
            <text:p>MI PC</text:p>
          </table:table-cell>
          <table:covered-table-cell table:number-columns-repeated="5" table:style-name="ce4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1" table:number-rows-spanned="2">
            <text:p>Tamaños</text:p>
          </table:table-cell>
          <table:table-cell table:style-name="ce4" office:value-type="string" calcext:value-type="string" table:number-columns-spanned="1" table:number-rows-spanned="2">
            <text:p>Secuencial</text:p>
          </table:table-cell>
          <table:table-cell table:style-name="ce4" office:value-type="string" calcext:value-type="string" table:number-columns-spanned="4" table:number-rows-spanned="1">
            <text:p>Threads</text:p>
          </table:table-cell>
          <table:covered-table-cell table:number-columns-repeated="3" table:style-name="ce4"/>
          <table:table-cell table:number-columns-repeated="8"/>
        </table:table-row>
        <table:table-row table:style-name="ro1">
          <table:covered-table-cell table:number-columns-repeated="2"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0.257587" calcext:value-type="float">
            <text:p>0.257587</text:p>
          </table:table-cell>
          <table:table-cell table:style-name="ce2" office:value-type="float" office:value="0.267089" calcext:value-type="float">
            <text:p>0.267089</text:p>
          </table:table-cell>
          <table:table-cell table:style-name="ce2" office:value-type="float" office:value="0.147354" calcext:value-type="float">
            <text:p>0.147354</text:p>
          </table:table-cell>
          <table:table-cell table:style-name="ce2" office:value-type="float" office:value="0.105471" calcext:value-type="float">
            <text:p>0.105471</text:p>
          </table:table-cell>
          <table:table-cell table:style-name="ce2" office:value-type="float" office:value="0.093014" calcext:value-type="float">
            <text:p>0.093014</text:p>
          </table:table-cell>
          <table:table-cell table:number-columns-repeated="8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0.719276" calcext:value-type="float">
            <text:p>0.719276</text:p>
          </table:table-cell>
          <table:table-cell table:style-name="ce2" office:value-type="float" office:value="0.739497" calcext:value-type="float">
            <text:p>0.739497</text:p>
          </table:table-cell>
          <table:table-cell table:style-name="ce2" office:value-type="float" office:value="0.381083" calcext:value-type="float">
            <text:p>0.381083</text:p>
          </table:table-cell>
          <table:table-cell table:style-name="ce2" office:value-type="float" office:value="0.290407" calcext:value-type="float">
            <text:p>0.290407</text:p>
          </table:table-cell>
          <table:table-cell table:style-name="ce2" office:value-type="float" office:value="0.270153" calcext:value-type="float">
            <text:p>0.2701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anancia</text:p>
          </table:table-cell>
          <table:table-cell table:style-name="ce4" office:value-type="string" calcext:value-type="string" table:number-columns-spanned="4" table:number-rows-spanned="1">
            <text:p>Threads</text:p>
          </table:table-cell>
          <table:covered-table-cell table:number-columns-repeated="3" table:style-name="ce4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Tamañ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table:formula="of:=([.B11]/[.C11])" office:value-type="float" office:value="0.964423843737481" calcext:value-type="float">
            <text:p>0.964423843737481</text:p>
          </table:table-cell>
          <table:table-cell table:style-name="ce2" table:formula="of:=([.B11]/[.D11])" office:value-type="float" office:value="1.74808284810728" calcext:value-type="float">
            <text:p>1.74808284810728</text:p>
          </table:table-cell>
          <table:table-cell table:style-name="ce2" table:formula="of:=[.B11]/[.E11]" office:value-type="float" office:value="2.44225426894597" calcext:value-type="float">
            <text:p>2.44225426894597</text:p>
          </table:table-cell>
          <table:table-cell table:style-name="ce2" table:formula="of:=[.B11]/[.F11]" office:value-type="float" office:value="2.76933579891199" calcext:value-type="float">
            <text:p>2.7693357989119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table:formula="of:=[.B12]/[.C12]" office:value-type="float" office:value="0.972655737616245" calcext:value-type="float">
            <text:p>0.972655737616245</text:p>
          </table:table-cell>
          <table:table-cell table:style-name="ce2" table:formula="of:=[.B12]/[.D12]" office:value-type="float" office:value="1.887452339779" calcext:value-type="float">
            <text:p>1.887452339779</text:p>
          </table:table-cell>
          <table:table-cell table:style-name="ce2" table:formula="of:=[.B12]/[.E12]" office:value-type="float" office:value="2.476786027885" calcext:value-type="float">
            <text:p>2.476786027885</text:p>
          </table:table-cell>
          <table:table-cell table:style-name="ce2" table:formula="of:=([.B12]/[.F12])" office:value-type="float" office:value="2.66247644853102" calcext:value-type="float">
            <text:p>2.66247644853102</text:p>
          </table:table-cell>
          <table:table-cell table:style-name="ce3"/>
          <table:table-cell table:number-columns-repeated="8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style-name="ce4" office:value-type="string" calcext:value-type="string" table:number-columns-spanned="14" table:number-rows-spanned="1">
            <text:p>ATCGRID</text:p>
          </table:table-cell>
          <table:covered-table-cell table:number-columns-repeated="13" table:style-name="ce4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2" table:number-rows-spanned="1">
            <text:p>THREADS</text:p>
          </table:table-cell>
          <table:covered-table-cell table:number-columns-repeated="11" table:style-name="ce4"/>
        </table:table-row>
        <table:table-row table:style-name="ro1">
          <table:table-cell table:style-name="ce1" office:value-type="string" calcext:value-type="string">
            <text:p>Tamaños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0.500841" calcext:value-type="float">
            <text:p>0.500841</text:p>
          </table:table-cell>
          <table:table-cell table:style-name="ce2" office:value-type="float" office:value="0.43551" calcext:value-type="float">
            <text:p>0.43551</text:p>
          </table:table-cell>
          <table:table-cell table:style-name="ce2" office:value-type="float" office:value="0.436654" calcext:value-type="float">
            <text:p>0.436654</text:p>
          </table:table-cell>
          <table:table-cell table:style-name="ce2" office:value-type="float" office:value="0.274258" calcext:value-type="float">
            <text:p>0.274258</text:p>
          </table:table-cell>
          <table:table-cell table:style-name="ce2" office:value-type="float" office:value="0.293839" calcext:value-type="float">
            <text:p>0.293839</text:p>
          </table:table-cell>
          <table:table-cell table:style-name="ce2" office:value-type="float" office:value="0.190028" calcext:value-type="float">
            <text:p>0.190028</text:p>
          </table:table-cell>
          <table:table-cell table:style-name="ce2" office:value-type="float" office:value="0.212507" calcext:value-type="float">
            <text:p>0.212507</text:p>
          </table:table-cell>
          <table:table-cell table:style-name="ce2" office:value-type="float" office:value="0.150946" calcext:value-type="float">
            <text:p>0.150946</text:p>
          </table:table-cell>
          <table:table-cell table:style-name="ce2" office:value-type="float" office:value="0.163123" calcext:value-type="float">
            <text:p>0.163123</text:p>
          </table:table-cell>
          <table:table-cell table:style-name="ce2" office:value-type="float" office:value="0.151374" calcext:value-type="float">
            <text:p>0.151374</text:p>
          </table:table-cell>
          <table:table-cell table:style-name="ce2" office:value-type="float" office:value="0.149676" calcext:value-type="float">
            <text:p>0.149676</text:p>
          </table:table-cell>
          <table:table-cell table:style-name="ce2" office:value-type="float" office:value="0.146634" calcext:value-type="float">
            <text:p>0.146634</text:p>
          </table:table-cell>
          <table:table-cell table:style-name="ce2" office:value-type="float" office:value="0.143841" calcext:value-type="float">
            <text:p>0.143841</text:p>
          </table:table-cell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.085901" calcext:value-type="float">
            <text:p>1.085901</text:p>
          </table:table-cell>
          <table:table-cell table:style-name="ce2" office:value-type="float" office:value="1.073805" calcext:value-type="float">
            <text:p>1.073805</text:p>
          </table:table-cell>
          <table:table-cell table:style-name="ce2" office:value-type="float" office:value="1.072537" calcext:value-type="float">
            <text:p>1.072537</text:p>
          </table:table-cell>
          <table:table-cell table:style-name="ce2" office:value-type="float" office:value="0.751172" calcext:value-type="float">
            <text:p>0.751172</text:p>
          </table:table-cell>
          <table:table-cell table:style-name="ce2" office:value-type="float" office:value="0.713311" calcext:value-type="float">
            <text:p>0.713311</text:p>
          </table:table-cell>
          <table:table-cell table:style-name="ce2" office:value-type="float" office:value="0.539975" calcext:value-type="float">
            <text:p>0.539975</text:p>
          </table:table-cell>
          <table:table-cell table:style-name="ce2" office:value-type="float" office:value="0.548839" calcext:value-type="float">
            <text:p>0.548839</text:p>
          </table:table-cell>
          <table:table-cell table:style-name="ce2" office:value-type="float" office:value="0.448041" calcext:value-type="float">
            <text:p>0.448041</text:p>
          </table:table-cell>
          <table:table-cell table:style-name="ce2" office:value-type="float" office:value="0.436305" calcext:value-type="float">
            <text:p>0.436305</text:p>
          </table:table-cell>
          <table:table-cell table:style-name="ce2" office:value-type="float" office:value="0.404784" calcext:value-type="float">
            <text:p>0.404784</text:p>
          </table:table-cell>
          <table:table-cell table:style-name="ce2" office:value-type="float" office:value="0.406736" calcext:value-type="float">
            <text:p>0.406736</text:p>
          </table:table-cell>
          <table:table-cell table:style-name="ce2" office:value-type="float" office:value="0.383461" calcext:value-type="float">
            <text:p>0.383461</text:p>
          </table:table-cell>
          <table:table-cell table:style-name="ce2" office:value-type="float" office:value="0.39251" calcext:value-type="float">
            <text:p>0.39251</text:p>
          </table:table-cell>
        </table:table-row>
        <table:table-row table:style-name="ro1">
          <table:table-cell table:style-name="ce1" office:value-type="string" calcext:value-type="string">
            <text:p>Ganancia</text:p>
          </table:table-cell>
          <table:table-cell table:style-name="ce4" office:value-type="string" calcext:value-type="string" table:number-columns-spanned="12" table:number-rows-spanned="1">
            <text:p>THREADS</text:p>
          </table:table-cell>
          <table:covered-table-cell table:number-columns-repeated="11" table:style-name="ce4"/>
          <table:table-cell table:style-name="ce8"/>
        </table:table-row>
        <table:table-row table:style-name="ro1">
          <table:table-cell table:style-name="ce1" office:value-type="string" calcext:value-type="string">
            <text:p>Tamañ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8"/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2" table:formula="of:=[.B34]/[.C34]" office:value-type="float" office:value="1.15001033271337" calcext:value-type="float">
            <text:p>1.15001033271337</text:p>
          </table:table-cell>
          <table:table-cell table:style-name="ce2" table:formula="of:=[.B34]/[.D34]" office:value-type="float" office:value="1.14699739381753" calcext:value-type="float">
            <text:p>1.14699739381753</text:p>
          </table:table-cell>
          <table:table-cell table:style-name="ce2" table:formula="of:=[.B34]/[.E34]" office:value-type="float" office:value="1.82616733149079" calcext:value-type="float">
            <text:p>1.82616733149079</text:p>
          </table:table-cell>
          <table:table-cell table:style-name="ce2" table:formula="of:=[.B34]/[.F34]" office:value-type="float" office:value="1.70447421887496" calcext:value-type="float">
            <text:p>1.70447421887496</text:p>
          </table:table-cell>
          <table:table-cell table:style-name="ce2" table:formula="of:=[.B34]/[.G34]" office:value-type="float" office:value="2.63561685646326" calcext:value-type="float">
            <text:p>2.63561685646326</text:p>
          </table:table-cell>
          <table:table-cell table:style-name="ce2" table:formula="of:=[.B34]/[.H34]" office:value-type="float" office:value="2.35682118706678" calcext:value-type="float">
            <text:p>2.35682118706678</text:p>
          </table:table-cell>
          <table:table-cell table:style-name="ce2" table:formula="of:=[.B34]/[.I34]" office:value-type="float" office:value="3.31801438925179" calcext:value-type="float">
            <text:p>3.31801438925179</text:p>
          </table:table-cell>
          <table:table-cell table:style-name="ce2" table:formula="of:=[.B34]/[.J34]" office:value-type="float" office:value="3.07032729903202" calcext:value-type="float">
            <text:p>3.07032729903202</text:p>
          </table:table-cell>
          <table:table-cell table:style-name="ce2" table:formula="of:=[.B34]/[.K34]" office:value-type="float" office:value="3.30863292243054" calcext:value-type="float">
            <text:p>3.30863292243054</text:p>
          </table:table-cell>
          <table:table-cell table:style-name="ce2" table:formula="of:=[.B34]/[.L34]" office:value-type="float" office:value="3.34616772228012" calcext:value-type="float">
            <text:p>3.34616772228012</text:p>
          </table:table-cell>
          <table:table-cell table:style-name="ce2" table:formula="of:=[.B34]/[.M34]" office:value-type="float" office:value="3.41558574409755" calcext:value-type="float">
            <text:p>3.41558574409755</text:p>
          </table:table-cell>
          <table:table-cell table:style-name="ce2" table:formula="of:=[.B34]/[.N34]" office:value-type="float" office:value="3.48190710576261" calcext:value-type="float">
            <text:p>3.48190710576261</text:p>
          </table:table-cell>
          <table:table-cell table:style-name="ce8"/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2" table:formula="of:=[.B35]/[.C35]" office:value-type="float" office:value="1.01126461508374" calcext:value-type="float">
            <text:p>1.01126461508374</text:p>
          </table:table-cell>
          <table:table-cell table:style-name="ce2" table:formula="of:=[.B35]/[.D35]" office:value-type="float" office:value="1.01246017619905" calcext:value-type="float">
            <text:p>1.01246017619905</text:p>
          </table:table-cell>
          <table:table-cell table:style-name="ce2" table:formula="of:=[.B35]/[.E35]" office:value-type="float" office:value="1.44560899501046" calcext:value-type="float">
            <text:p>1.44560899501046</text:p>
          </table:table-cell>
          <table:table-cell table:style-name="ce2" table:formula="of:=[.B35]/[.F35]" office:value-type="float" office:value="1.52233878350397" calcext:value-type="float">
            <text:p>1.52233878350397</text:p>
          </table:table-cell>
          <table:table-cell table:style-name="ce2" table:formula="of:=[.B35]/[.G35]" office:value-type="float" office:value="2.01102088059632" calcext:value-type="float">
            <text:p>2.01102088059632</text:p>
          </table:table-cell>
          <table:table-cell table:style-name="ce2" table:formula="of:=[.B35]/[.H35]" office:value-type="float" office:value="1.97854197679101" calcext:value-type="float">
            <text:p>1.97854197679101</text:p>
          </table:table-cell>
          <table:table-cell table:style-name="ce2" table:formula="of:=[.B35]/[.I35]" office:value-type="float" office:value="2.42366435214634" calcext:value-type="float">
            <text:p>2.42366435214634</text:p>
          </table:table-cell>
          <table:table-cell table:style-name="ce2" table:formula="of:=[.B35]/[.J35]" office:value-type="float" office:value="2.48885756523533" calcext:value-type="float">
            <text:p>2.48885756523533</text:p>
          </table:table-cell>
          <table:table-cell table:style-name="ce2" table:formula="of:=[.B35]/[.K35]" office:value-type="float" office:value="2.68266779319341" calcext:value-type="float">
            <text:p>2.68266779319341</text:p>
          </table:table-cell>
          <table:table-cell table:style-name="ce2" table:formula="of:=[.B35]/[.L35]" office:value-type="float" office:value="2.66979318280162" calcext:value-type="float">
            <text:p>2.66979318280162</text:p>
          </table:table-cell>
          <table:table-cell table:style-name="ce2" table:formula="of:=[.B35]/[.M35]" office:value-type="float" office:value="2.83184209085148" calcext:value-type="float">
            <text:p>2.83184209085148</text:p>
          </table:table-cell>
          <table:table-cell table:style-name="ce2" table:formula="of:=[.B35]/[.N35]" office:value-type="float" office:value="2.76655626608239" calcext:value-type="float">
            <text:p>2.76655626608239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1:51:36.850923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07:39.088737430</meta:creation-date>
    <dc:date>2020-04-05T22:32:36.107764022</dc:date>
    <meta:editing-duration>PT37M38S</meta:editing-duration>
    <meta:editing-cycles>5</meta:editing-cycles>
    <meta:generator>LibreOffice/6.0.7.3$Linux_X86_64 LibreOffice_project/00m0$Build-3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167cm" svg:y="3.954cm" style:legend-expansion="high" chart:style-name="ch2"/>
        <chart:plot-area chart:style-name="ch3" table:cell-range-address="Sheet1.B14:Sheet1.E16" chart:data-source-has-labels="row" svg:x="0.319cm" svg:y="0.18cm" svg:width="11.529cm" svg:height="8.645cm">
          <chartooo:coordinate-region svg:x="1.046cm" svg:y="0.379cm" svg:width="10.5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5 Sheet1.C15:Sheet1.C15 Sheet1.D15:Sheet1.D15 Sheet1.E15:Sheet1.E15" loext:label-string="ganancia_15000" chart:class="chart:scatter">
            <chart:domain table:cell-range-address="Sheet1.B14:Sheet1.B14 Sheet1.C14:Sheet1.C14 Sheet1.D14:Sheet1.D14 Sheet1.E14:Sheet1.E14"/>
            <chart:data-point chart:repeated="4"/>
          </chart:series>
          <chart:series chart:style-name="ch7" chart:values-cell-range-address="Sheet1.B16:Sheet1.B16 Sheet1.C16:Sheet1.C16 Sheet1.D16:Sheet1.D16 Sheet1.E16:Sheet1.E16" loext:label-string="ganancia_25000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nancia_15000</text:p>
              </table:table-cell>
              <table:table-cell office:value-type="string">
                <text:p>ganancia_2500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14:Sheet1.B14 Sheet1.C14:Sheet1.C14 Sheet1.D14:Sheet1.D14 Sheet1.E14:Sheet1.E14</svg:desc>
                </draw:g>
              </table:table-cell>
              <table:table-cell office:value-type="float" office:value="0.964423843737481">
                <text:p>0.964423843737481</text:p>
                <draw:g>
                  <svg:desc>Sheet1.B15:Sheet1.B15 Sheet1.C15:Sheet1.C15 Sheet1.D15:Sheet1.D15 Sheet1.E15:Sheet1.E15</svg:desc>
                </draw:g>
              </table:table-cell>
              <table:table-cell office:value-type="float" office:value="0.972655737616245">
                <text:p>0.972655737616245</text:p>
                <draw:g>
                  <svg:desc>Sheet1.B16:Sheet1.B16 Sheet1.C16:Sheet1.C16 Sheet1.D16:Sheet1.D16 Sheet1.E16:Sheet1.E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74808284810728">
                <text:p>1.74808284810728</text:p>
              </table:table-cell>
              <table:table-cell office:value-type="float" office:value="1.887452339779">
                <text:p>1.88745233977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44225426894597">
                <text:p>2.44225426894597</text:p>
              </table:table-cell>
              <table:table-cell office:value-type="float" office:value="2.476786027885">
                <text:p>2.47678602788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.76933579891199">
                <text:p>2.76933579891199</text:p>
              </table:table-cell>
              <table:table-cell office:value-type="float" office:value="2.66247644853102">
                <text:p>2.66247644853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167cm" svg:y="3.954cm" style:legend-expansion="high" chart:style-name="ch2"/>
        <chart:plot-area chart:style-name="ch3" table:cell-range-address="Sheet1.B37:Sheet1.M39" chart:data-source-has-labels="row" svg:x="0.319cm" svg:y="0.18cm" svg:width="11.529cm" svg:height="8.645cm">
          <chartooo:coordinate-region svg:x="1.046cm" svg:y="0.379cm" svg:width="10.61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8:Sheet1.B38 Sheet1.C38:Sheet1.C38 Sheet1.D38:Sheet1.D38 Sheet1.E38:Sheet1.E38 Sheet1.F38:Sheet1.F38 Sheet1.G38:Sheet1.G38 Sheet1.H38:Sheet1.H38 Sheet1.I38:Sheet1.I38 Sheet1.J38:Sheet1.J38 Sheet1.K38:Sheet1.K38 Sheet1.L38:Sheet1.L38 Sheet1.M38:Sheet1.M38" loext:label-string="ganancia_15000" chart:class="chart:scatter">
            <chart:domain table:cell-range-address="Sheet1.B37:Sheet1.B37 Sheet1.C37:Sheet1.C37 Sheet1.D37:Sheet1.D37 Sheet1.E37:Sheet1.E37 Sheet1.F37:Sheet1.F37 Sheet1.G37:Sheet1.G37 Sheet1.H37:Sheet1.H37 Sheet1.I37:Sheet1.I37 Sheet1.J37:Sheet1.J37 Sheet1.K37:Sheet1.K37 Sheet1.L37:Sheet1.L37 Sheet1.M37:Sheet1.M37"/>
            <chart:data-point chart:repeated="12"/>
          </chart:series>
          <chart:series chart:style-name="ch7" chart:values-cell-range-address="Sheet1.B39:Sheet1.B39 Sheet1.C39:Sheet1.C39 Sheet1.D39:Sheet1.D39 Sheet1.E39:Sheet1.E39 Sheet1.F39:Sheet1.F39 Sheet1.G39:Sheet1.G39 Sheet1.H39:Sheet1.H39 Sheet1.I39:Sheet1.I39 Sheet1.J39:Sheet1.J39 Sheet1.K39:Sheet1.K39 Sheet1.L39:Sheet1.L39 Sheet1.M39:Sheet1.M39" loext:label-string="ganancia_25000" chart:class="chart:scatter">
            <chart:domain table:cell-range-address="Sheet1.B37:Sheet1.B37 Sheet1.C37:Sheet1.C37 Sheet1.D37:Sheet1.D37 Sheet1.E37:Sheet1.E37 Sheet1.F37:Sheet1.F37 Sheet1.G37:Sheet1.G37 Sheet1.H37:Sheet1.H37 Sheet1.I37:Sheet1.I37 Sheet1.J37:Sheet1.J37 Sheet1.K37:Sheet1.K37 Sheet1.L37:Sheet1.L37 Sheet1.M3:Sheet1.M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anancia_15000</text:p>
              </table:table-cell>
              <table:table-cell office:value-type="string">
                <text:p/>
              </table:table-cell>
              <table:table-cell office:value-type="string">
                <text:p>ganancia_2500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37:Sheet1.B37 Sheet1.C37:Sheet1.C37 Sheet1.D37:Sheet1.D37 Sheet1.E37:Sheet1.E37 Sheet1.F37:Sheet1.F37 Sheet1.G37:Sheet1.G37 Sheet1.H37:Sheet1.H37 Sheet1.I37:Sheet1.I37 Sheet1.J37:Sheet1.J37 Sheet1.K37:Sheet1.K37 Sheet1.L37:Sheet1.L37 Sheet1.M37:Sheet1.M37</svg:desc>
                </draw:g>
              </table:table-cell>
              <table:table-cell office:value-type="float" office:value="1.15001033271337">
                <text:p>1.15001033271337</text:p>
                <draw:g>
                  <svg:desc>Sheet1.B38:Sheet1.B38 Sheet1.C38:Sheet1.C38 Sheet1.D38:Sheet1.D38 Sheet1.E38:Sheet1.E38 Sheet1.F38:Sheet1.F38 Sheet1.G38:Sheet1.G38 Sheet1.H38:Sheet1.H38 Sheet1.I38:Sheet1.I38 Sheet1.J38:Sheet1.J38 Sheet1.K38:Sheet1.K38 Sheet1.L38:Sheet1.L38 Sheet1.M38:Sheet1.M38</svg:desc>
                </draw:g>
              </table:table-cell>
              <table:table-cell office:value-type="float" office:value="1">
                <text:p>1</text:p>
                <draw:g>
                  <svg:desc>Sheet1.B37:Sheet1.B37 Sheet1.C37:Sheet1.C37 Sheet1.D37:Sheet1.D37 Sheet1.E37:Sheet1.E37 Sheet1.F37:Sheet1.F37 Sheet1.G37:Sheet1.G37 Sheet1.H37:Sheet1.H37 Sheet1.I37:Sheet1.I37 Sheet1.J37:Sheet1.J37 Sheet1.K37:Sheet1.K37 Sheet1.L37:Sheet1.L37 Sheet1.M3:Sheet1.M3</svg:desc>
                </draw:g>
              </table:table-cell>
              <table:table-cell office:value-type="float" office:value="1.01126461508374">
                <text:p>1.01126461508374</text:p>
                <draw:g>
                  <svg:desc>Sheet1.B39:Sheet1.B39 Sheet1.C39:Sheet1.C39 Sheet1.D39:Sheet1.D39 Sheet1.E39:Sheet1.E39 Sheet1.F39:Sheet1.F39 Sheet1.G39:Sheet1.G39 Sheet1.H39:Sheet1.H39 Sheet1.I39:Sheet1.I39 Sheet1.J39:Sheet1.J39 Sheet1.K39:Sheet1.K39 Sheet1.L39:Sheet1.L3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14699739381753">
                <text:p>1.14699739381753</text:p>
              </table:table-cell>
              <table:table-cell office:value-type="float" office:value="2">
                <text:p>2</text:p>
              </table:table-cell>
              <table:table-cell office:value-type="float" office:value="1.01246017619905">
                <text:p>1.0124601761990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.82616733149079">
                <text:p>1.82616733149079</text:p>
              </table:table-cell>
              <table:table-cell office:value-type="float" office:value="3">
                <text:p>3</text:p>
              </table:table-cell>
              <table:table-cell office:value-type="float" office:value="1.44560899501046">
                <text:p>1.4456089950104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.70447421887496">
                <text:p>1.70447421887496</text:p>
              </table:table-cell>
              <table:table-cell office:value-type="float" office:value="4">
                <text:p>4</text:p>
              </table:table-cell>
              <table:table-cell office:value-type="float" office:value="1.52233878350397">
                <text:p>1.5223387835039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.63561685646326">
                <text:p>2.63561685646326</text:p>
              </table:table-cell>
              <table:table-cell office:value-type="float" office:value="5">
                <text:p>5</text:p>
              </table:table-cell>
              <table:table-cell office:value-type="float" office:value="2.01102088059632">
                <text:p>2.0110208805963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.35682118706678">
                <text:p>2.35682118706678</text:p>
              </table:table-cell>
              <table:table-cell office:value-type="float" office:value="6">
                <text:p>6</text:p>
              </table:table-cell>
              <table:table-cell office:value-type="float" office:value="1.97854197679101">
                <text:p>1.9785419767910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.31801438925179">
                <text:p>3.31801438925179</text:p>
              </table:table-cell>
              <table:table-cell office:value-type="float" office:value="7">
                <text:p>7</text:p>
              </table:table-cell>
              <table:table-cell office:value-type="float" office:value="2.42366435214634">
                <text:p>2.4236643521463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.07032729903202">
                <text:p>3.07032729903202</text:p>
              </table:table-cell>
              <table:table-cell office:value-type="float" office:value="8">
                <text:p>8</text:p>
              </table:table-cell>
              <table:table-cell office:value-type="float" office:value="2.48885756523533">
                <text:p>2.4888575652353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.30863292243054">
                <text:p>3.30863292243054</text:p>
              </table:table-cell>
              <table:table-cell office:value-type="float" office:value="9">
                <text:p>9</text:p>
              </table:table-cell>
              <table:table-cell office:value-type="float" office:value="2.68266779319341">
                <text:p>2.6826677931934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.34616772228012">
                <text:p>3.34616772228012</text:p>
              </table:table-cell>
              <table:table-cell office:value-type="float" office:value="10">
                <text:p>10</text:p>
              </table:table-cell>
              <table:table-cell office:value-type="float" office:value="2.66979318280162">
                <text:p>2.6697931828016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3.41558574409755">
                <text:p>3.41558574409755</text:p>
              </table:table-cell>
              <table:table-cell office:value-type="float" office:value="11">
                <text:p>11</text:p>
              </table:table-cell>
              <table:table-cell office:value-type="float" office:value="2.83184209085148">
                <text:p>2.8318420908514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.48190710576261">
                <text:p>3.48190710576261</text:p>
              </table:table-cell>
              <table:table-cell office:value-type="float" office:value="NaN">
                <text:p>NaN</text:p>
              </table:table-cell>
              <table:table-cell office:value-type="float" office:value="2.76655626608239">
                <text:p>2.76655626608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